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Block quote Paragraph</text:h>
      <text:p text:style-name="_5b_DAISY_5d__20_Blockquote">And she made him sleep upon her knees, and she called for a man,</text:p>
      <text:p text:style-name="_5b_DAISY_5d__20_Blockquote">and she caused him to shave off the seven locks of his head: and she began</text:p>
      <text:p text:style-name="_5b_DAISY_5d__20_Blockquote">to afflict him and the strength went from hi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Blockquote" style:display-name="[DAISY] Blockquote" style:family="paragraph" style:parent-style-name="Standard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5:27:49</meta:creation-date>
    <meta:document-statistic meta:table-count="0" meta:image-count="0" meta:object-count="0" meta:page-count="1" meta:paragraph-count="4" meta:word-count="43" meta:character-count="211"/>
    <dc:date>2009-06-24T15:31:55</dc:date>
    <dc:creator>Vincent Spiewak</dc:creator>
    <meta:editing-duration>PT00H00M48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